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nux Libertine G" svg:font-family="'Linux Libertine G'"/>
    <style:font-face style:name="Lohit Hindi1" svg:font-family="'Lohit Hindi'"/>
    <style:font-face style:name="OpenSymbol" svg:font-family="OpenSymbol"/>
    <style:font-face style:name="Times New Roman1" svg:font-family="'Times New Roman'" style:font-family-generic="roman"/>
    <style:font-face style:name="Linux Libertine G1" svg:font-family="'Linux Libertine G'" style:font-pitch="variable"/>
    <style:font-face style:name="Magyar Linux Libertine G" svg:font-family="'Magyar Linux Libertine G'" style:font-adornments="Általáno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adornments="Book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Általános" style:font-family-generic="swiss" style:font-pitch="variable"/>
    <style:font-face style:name="AR PL UMing HK" svg:font-family="'AR PL UMing H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Header">
      <style:paragraph-properties>
        <style:tab-stops>
          <style:tab-stop style:position="8.5cm" style:type="center"/>
          <style:tab-stop style:position="19.032cm" style:type="right"/>
        </style:tab-stops>
      </style:paragraph-properties>
    </style:style>
    <style:style style:name="P2" style:family="paragraph" style:parent-style-name="Lehetőségek">
      <style:text-properties style:font-name="Liberation Sans1" style:font-name-asian="Times New Roman1" style:font-name-complex="Times New Roman1"/>
    </style:style>
    <style:style style:name="P3" style:family="paragraph" style:parent-style-name="Lehetőségek">
      <style:text-properties style:font-name="Liberation Sans1" officeooo:paragraph-rsid="0009d531" style:font-name-asian="Times New Roman1" style:font-name-complex="Times New Roman1"/>
    </style:style>
    <style:style style:name="P4" style:family="paragraph" style:parent-style-name="Lehetőségek">
      <style:text-properties style:font-name="Liberation Sans1" officeooo:paragraph-rsid="00157801" style:font-name-asian="Times New Roman1" style:font-name-complex="Times New Roman1"/>
    </style:style>
    <style:style style:name="P5" style:family="paragraph" style:parent-style-name="Lehetőségek">
      <style:text-properties style:font-name="Liberation Sans1" officeooo:rsid="0010feb7" officeooo:paragraph-rsid="0023229d" style:font-name-asian="Times New Roman1" style:font-name-complex="Times New Roman1"/>
    </style:style>
    <style:style style:name="P6" style:family="paragraph" style:parent-style-name="Lehetőségek">
      <style:paragraph-properties>
        <style:tab-stops>
          <style:tab-stop style:position="4.001cm"/>
          <style:tab-stop style:position="7.999cm"/>
          <style:tab-stop style:position="10.386cm"/>
        </style:tab-stops>
      </style:paragraph-properties>
      <style:text-properties style:font-name="Liberation Sans1" officeooo:rsid="002409b6" officeooo:paragraph-rsid="002409b6" style:font-name-asian="Times New Roman1" style:font-name-complex="Times New Roman1"/>
    </style:style>
    <style:style style:name="P7" style:family="paragraph" style:parent-style-name="Lehetőségek">
      <style:text-properties style:font-name="Liberation Sans1" officeooo:paragraph-rsid="003807a6" style:font-name-asian="Times New Roman1" style:font-name-complex="Times New Roman1"/>
    </style:style>
    <style:style style:name="P8" style:family="paragraph" style:parent-style-name="Lehetőségek">
      <style:text-properties style:font-name="Liberation Sans1" officeooo:rsid="002060da" officeooo:paragraph-rsid="00432bdf" style:font-name-asian="Times New Roman1" style:font-name-complex="Times New Roman1"/>
    </style:style>
    <style:style style:name="P9" style:family="paragraph" style:parent-style-name="Lehetőségek">
      <style:text-properties style:font-name="Liberation Sans1" officeooo:paragraph-rsid="00432bdf" style:font-name-asian="Times New Roman1" style:font-name-complex="Times New Roman1"/>
    </style:style>
    <style:style style:name="P10" style:family="paragraph" style:parent-style-name="Lehetőségek">
      <style:text-properties style:font-name="Liberation Sans1" officeooo:rsid="0045103d" officeooo:paragraph-rsid="0045103d" style:font-name-asian="Times New Roman1" style:font-name-complex="Times New Roman1"/>
    </style:style>
    <style:style style:name="P11" style:family="paragraph" style:parent-style-name="Lehetőségek">
      <style:text-properties style:font-name="Liberation Sans1" officeooo:rsid="0045103d" officeooo:paragraph-rsid="0049ef59" style:font-name-asian="Times New Roman1" style:font-name-complex="Times New Roman1"/>
    </style:style>
    <style:style style:name="P12" style:family="paragraph" style:parent-style-name="Lehetőségek">
      <style:text-properties style:font-name="Liberation Sans1" officeooo:paragraph-rsid="0045103d" style:font-name-asian="Times New Roman1" style:font-name-complex="Times New Roman1"/>
    </style:style>
    <style:style style:name="P13" style:family="paragraph" style:parent-style-name="Lehetőségek">
      <style:text-properties style:font-name="Times New Roman1" officeooo:paragraph-rsid="0009d531" style:font-name-asian="Times New Roman1" style:font-name-complex="Times New Roman1"/>
    </style:style>
    <style:style style:name="P14" style:family="paragraph" style:parent-style-name="Lehetőségek">
      <style:text-properties style:font-name="Times New Roman1" officeooo:paragraph-rsid="0014b297" style:font-name-asian="Times New Roman1" style:font-name-complex="Times New Roman1"/>
    </style:style>
    <style:style style:name="P15" style:family="paragraph" style:parent-style-name="Lehetőségek">
      <style:text-properties officeooo:paragraph-rsid="0005ba01"/>
    </style:style>
    <style:style style:name="P16" style:family="paragraph" style:parent-style-name="Lehetőségek">
      <style:text-properties officeooo:paragraph-rsid="0009d531"/>
    </style:style>
    <style:style style:name="P17" style:family="paragraph" style:parent-style-name="Lehetőségek">
      <style:text-properties officeooo:paragraph-rsid="000d0d28"/>
    </style:style>
    <style:style style:name="P18" style:family="paragraph" style:parent-style-name="Lehetőségek">
      <style:text-properties officeooo:paragraph-rsid="001d01fa"/>
    </style:style>
    <style:style style:name="P19" style:family="paragraph" style:parent-style-name="Lehetőségek">
      <style:text-properties officeooo:rsid="001d01fa" officeooo:paragraph-rsid="001d01fa"/>
    </style:style>
    <style:style style:name="P20" style:family="paragraph" style:parent-style-name="Lehetőségek">
      <style:paragraph-properties>
        <style:tab-stops>
          <style:tab-stop style:position="4.001cm"/>
          <style:tab-stop style:position="7.999cm"/>
          <style:tab-stop style:position="10.386cm"/>
        </style:tab-stops>
      </style:paragraph-properties>
    </style:style>
    <style:style style:name="P21" style:family="paragraph" style:parent-style-name="Lehetőségek">
      <style:text-properties officeooo:paragraph-rsid="0016e34c"/>
    </style:style>
    <style:style style:name="P22" style:family="paragraph" style:parent-style-name="Lehetőségek">
      <style:text-properties officeooo:rsid="004e950f" officeooo:paragraph-rsid="004e950f"/>
    </style:style>
    <style:style style:name="P23" style:family="paragraph" style:parent-style-name="Tabulátoros">
      <style:paragraph-properties fo:padding-left="0cm" fo:padding-right="0cm" fo:padding-top="0.3cm" fo:padding-bottom="0cm" fo:border-left="none" fo:border-right="none" fo:border-top="0.99pt solid #000000" fo:border-bottom="none" style:shadow="none" style:join-border="false"/>
      <style:text-properties style:font-name="Linux Libertine G1" style:font-name-asian="Times New Roman1" style:font-name-complex="Times New Roman1"/>
    </style:style>
    <style:style style:name="P24" style:family="paragraph" style:parent-style-name="Tabulátoros">
      <style:paragraph-properties fo:padding-left="0cm" fo:padding-right="0cm" fo:padding-top="0.3cm" fo:padding-bottom="0cm" fo:border-left="none" fo:border-right="none" fo:border-top="0.99pt solid #000000" fo:border-bottom="none" style:shadow="none" style:join-border="false"/>
      <style:text-properties style:font-name="Linux Libertine G1" officeooo:paragraph-rsid="004e950f" style:font-name-asian="Times New Roman1" style:font-name-complex="Times New Roman1"/>
    </style:style>
    <style:style style:name="P25" style:family="paragraph" style:parent-style-name="Tabulátoros">
      <style:text-properties style:font-name="Linux Libertine G1" officeooo:paragraph-rsid="00199d73"/>
    </style:style>
    <style:style style:name="P26" style:family="paragraph" style:parent-style-name="Tabulátoros">
      <style:text-properties style:font-name="Linux Libertine G1" officeooo:paragraph-rsid="0015e47a"/>
    </style:style>
    <style:style style:name="P27" style:family="paragraph" style:parent-style-name="Tabulátoros">
      <style:text-properties style:font-name="Linux Libertine G1" style:font-name-asian="Times New Roman1" style:font-name-complex="Times New Roman1"/>
    </style:style>
    <style:style style:name="P28" style:family="paragraph" style:parent-style-name="Tabulátoros">
      <style:text-properties style:font-name="Linux Libertine G1" fo:font-weight="bold" officeooo:rsid="00199d73" officeooo:paragraph-rsid="00199d73" style:font-weight-asian="bold" style:font-weight-complex="bold"/>
    </style:style>
    <style:style style:name="P29" style:family="paragraph" style:parent-style-name="Tabulátoros">
      <style:paragraph-properties fo:padding="0cm" fo:border="none" style:shadow="none" style:join-border="false"/>
      <style:text-properties style:font-name="Linux Libertine G1" style:font-name-asian="Times New Roman1" style:font-name-complex="Times New Roman1"/>
    </style:style>
    <style:style style:name="P30" style:family="paragraph" style:parent-style-name="Text_20_body">
      <style:paragraph-properties fo:margin-top="0.101cm" fo:margin-bottom="0.101cm" loext:contextual-spacing="false" fo:text-align="center" style:justify-single-word="false" fo:padding="0.049cm" fo:border="0.06pt solid #000000"/>
      <style:text-properties style:font-name="Linux Libertine G" fo:font-style="normal" style:text-underline-style="none" fo:font-weight="bold" style:font-style-asian="normal" style:font-weight-asian="bold" style:font-style-complex="normal" style:font-weight-complex="bold"/>
    </style:style>
    <style:style style:name="P31" style:family="paragraph" style:parent-style-name="Kérdések">
      <style:text-properties style:font-name="Liberation Sans1" style:font-name-asian="Times New Roman1" style:font-name-complex="Times New Roman1"/>
    </style:style>
    <style:style style:name="P32" style:family="paragraph" style:parent-style-name="Kérdések">
      <style:text-properties style:font-name="Liberation Sans1" officeooo:paragraph-rsid="00079516" style:font-name-asian="Times New Roman1" style:font-name-complex="Times New Roman1"/>
    </style:style>
    <style:style style:name="P33" style:family="paragraph" style:parent-style-name="Kérdések">
      <style:text-properties style:font-name="Liberation Sans1" officeooo:rsid="002409b6" officeooo:paragraph-rsid="002409b6" style:font-name-asian="Times New Roman1" style:font-name-complex="Times New Roman1"/>
    </style:style>
    <style:style style:name="P34" style:family="paragraph" style:parent-style-name="Kérdések">
      <style:text-properties style:font-name="Liberation Sans1" officeooo:rsid="002060da" officeooo:paragraph-rsid="002060da" style:font-name-asian="Times New Roman1" style:font-name-complex="Times New Roman1"/>
    </style:style>
    <style:style style:name="P35" style:family="paragraph" style:parent-style-name="Kérdések">
      <style:text-properties style:font-name="Liberation Sans1" officeooo:rsid="0045103d" officeooo:paragraph-rsid="0045103d" style:font-name-asian="Times New Roman1" style:font-name-complex="Times New Roman1"/>
    </style:style>
    <style:style style:name="P36" style:family="paragraph" style:parent-style-name="Kérdések">
      <style:text-properties style:font-name="Liberation Sans1" officeooo:rsid="0010feb7" officeooo:paragraph-rsid="0010feb7" style:font-name-asian="Times New Roman1" style:font-name-complex="Times New Roman1"/>
    </style:style>
    <style:style style:name="P37" style:family="paragraph" style:parent-style-name="Kérdések">
      <style:text-properties style:font-name="Liberation Sans1" officeooo:paragraph-rsid="0009d531" style:font-name-asian="Times New Roman1" style:font-name-complex="Times New Roman1"/>
    </style:style>
    <style:style style:name="P38" style:family="paragraph" style:parent-style-name="Kérdések">
      <style:text-properties style:font-name="Liberation Sans1" officeooo:rsid="002136dd" officeooo:paragraph-rsid="002136dd" style:font-name-asian="Times New Roman1" style:font-name-complex="Times New Roman1"/>
    </style:style>
    <style:style style:name="P39" style:family="paragraph" style:parent-style-name="Kérdések">
      <style:text-properties style:font-name="Liberation Sans1" officeooo:rsid="00298b91" officeooo:paragraph-rsid="00298b91" style:font-name-asian="Times New Roman1" style:font-name-complex="Times New Roman1"/>
    </style:style>
    <style:style style:name="P40" style:family="paragraph" style:parent-style-name="Kérdések">
      <style:text-properties style:font-name="DejaVu Sans1"/>
    </style:style>
    <style:style style:name="P41" style:family="paragraph" style:parent-style-name="Kérdések">
      <style:text-properties style:font-name="DejaVu Sans1" style:font-name-asian="Times New Roman1" style:font-name-complex="Times New Roman1"/>
    </style:style>
    <style:style style:name="P42" style:family="paragraph" style:parent-style-name="Kérdések">
      <style:text-properties style:font-name="DejaVu Sans1" officeooo:paragraph-rsid="0009d531" style:font-name-asian="Times New Roman1" style:font-name-complex="Times New Roman1"/>
    </style:style>
    <style:style style:name="P43" style:family="paragraph" style:parent-style-name="Kérdések">
      <style:text-properties style:font-name="DejaVu Sans1" officeooo:rsid="00157801" officeooo:paragraph-rsid="00157801" style:font-name-asian="Times New Roman1" style:font-name-complex="Times New Roman1"/>
    </style:style>
    <style:style style:name="P44" style:family="paragraph" style:parent-style-name="Kérdések">
      <style:text-properties style:font-name="DejaVu Sans1" officeooo:rsid="0014b297" officeooo:paragraph-rsid="0014b297" style:font-name-asian="Times New Roman1" style:font-name-complex="Times New Roman1"/>
    </style:style>
    <style:style style:name="P45" style:family="paragraph" style:parent-style-name="Kérdések">
      <style:text-properties officeooo:rsid="001d01fa" officeooo:paragraph-rsid="001d01fa"/>
    </style:style>
    <style:style style:name="P46" style:family="paragraph" style:parent-style-name="Kérdések">
      <style:text-properties officeooo:paragraph-rsid="0009d531"/>
    </style:style>
    <style:style style:name="P47" style:family="paragraph" style:parent-style-name="Kérdések">
      <style:text-properties officeooo:rsid="002136dd" officeooo:paragraph-rsid="002136dd"/>
    </style:style>
    <style:style style:name="P48" style:family="paragraph" style:parent-style-name="Kérdések" style:list-style-name="Kérdések_20_száma">
      <style:text-properties officeooo:paragraph-rsid="004e950f"/>
    </style:style>
    <style:style style:name="P49" style:family="paragraph" style:parent-style-name="Kérdések">
      <style:text-properties style:font-name="Linux Libertine G1" style:font-name-asian="Times New Roman1" style:font-name-complex="Times New Roman1"/>
    </style:style>
    <style:style style:name="P50" style:family="paragraph" style:parent-style-name="Kérdések">
      <style:paragraph-properties fo:break-before="page"/>
      <style:text-properties style:font-name="Liberation Sans1" style:font-name-asian="Times New Roman1" style:font-name-complex="Times New Roman1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045103d"/>
    </style:style>
    <style:style style:name="T3" style:family="text">
      <style:text-properties style:text-underline-style="none" officeooo:rsid="0031bad1"/>
    </style:style>
    <style:style style:name="T4" style:family="text">
      <style:text-properties style:text-underline-style="none" officeooo:rsid="0054a1a2"/>
    </style:style>
    <style:style style:name="T5" style:family="text">
      <style:text-properties style:font-name-asian="Times New Roman1" style:font-name-complex="Times New Roman1"/>
    </style:style>
    <style:style style:name="T6" style:family="text">
      <style:text-properties style:font-name="Liberation Sans1"/>
    </style:style>
    <style:style style:name="T7" style:family="text">
      <style:text-properties style:font-name="Liberation Sans1" style:font-name-asian="Times New Roman1" style:font-name-complex="Times New Roman1"/>
    </style:style>
    <style:style style:name="T8" style:family="text">
      <style:text-properties style:font-name="Liberation Sans1" officeooo:rsid="000b435e" style:font-name-asian="Times New Roman1" style:font-name-complex="Times New Roman1"/>
    </style:style>
    <style:style style:name="T9" style:family="text">
      <style:text-properties style:font-name="Liberation Sans1" officeooo:rsid="000d0d28" style:font-name-asian="Times New Roman1" style:font-name-complex="Times New Roman1"/>
    </style:style>
    <style:style style:name="T10" style:family="text">
      <style:text-properties style:font-name="Liberation Sans1" officeooo:rsid="00091d96" style:font-name-asian="Times New Roman1" style:font-name-complex="Times New Roman1"/>
    </style:style>
    <style:style style:name="T11" style:family="text">
      <style:text-properties style:font-name="Liberation Sans1" officeooo:rsid="0016e34c" style:font-name-asian="Times New Roman1" style:font-name-complex="Times New Roman1"/>
    </style:style>
    <style:style style:name="T12" style:family="text">
      <style:text-properties style:font-name="Liberation Sans1" officeooo:rsid="002ad0a6" style:font-name-asian="Times New Roman1" style:font-name-complex="Times New Roman1"/>
    </style:style>
    <style:style style:name="T13" style:family="text">
      <style:text-properties style:font-name="Liberation Sans1" officeooo:rsid="002dc3d8" style:font-name-asian="Times New Roman1" style:font-name-complex="Times New Roman1"/>
    </style:style>
    <style:style style:name="T14" style:family="text">
      <style:text-properties style:font-name="Liberation Sans1" officeooo:rsid="002f8b25" style:font-name-asian="Times New Roman1" style:font-name-complex="Times New Roman1"/>
    </style:style>
    <style:style style:name="T15" style:family="text">
      <style:text-properties style:font-name="Liberation Sans1" officeooo:rsid="00370410" style:font-name-asian="Times New Roman1" style:font-name-complex="Times New Roman1"/>
    </style:style>
    <style:style style:name="T16" style:family="text">
      <style:text-properties style:font-name="Liberation Sans1" officeooo:rsid="0013ef5e" style:font-name-asian="Times New Roman1" style:font-name-complex="Times New Roman1"/>
    </style:style>
    <style:style style:name="T17" style:family="text">
      <style:text-properties style:font-name="Liberation Sans1" officeooo:rsid="004ba9d9" style:font-name-asian="Times New Roman1" style:font-name-complex="Times New Roman1"/>
    </style:style>
    <style:style style:name="T18" style:family="text">
      <style:text-properties style:font-name="Liberation Sans1" officeooo:rsid="004fdb71" style:font-name-asian="Times New Roman1" style:font-name-complex="Times New Roman1"/>
    </style:style>
    <style:style style:name="T19" style:family="text">
      <style:text-properties style:font-name="Liberation Sans1" officeooo:rsid="00511281" style:font-name-asian="Times New Roman1" style:font-name-complex="Times New Roman1"/>
    </style:style>
    <style:style style:name="T20" style:family="text">
      <style:text-properties style:font-name="Liberation Sans1" officeooo:rsid="0014b297"/>
    </style:style>
    <style:style style:name="T21" style:family="text">
      <style:text-properties officeooo:rsid="0005ba01"/>
    </style:style>
    <style:style style:name="T22" style:family="text">
      <style:text-properties officeooo:rsid="000b435e"/>
    </style:style>
    <style:style style:name="T23" style:family="text">
      <style:text-properties officeooo:rsid="0010d952"/>
    </style:style>
    <style:style style:name="T24" style:family="text">
      <style:text-properties officeooo:rsid="0012c1ba"/>
    </style:style>
    <style:style style:name="T25" style:family="text">
      <style:text-properties officeooo:rsid="00157801"/>
    </style:style>
    <style:style style:name="T26" style:family="text">
      <style:text-properties officeooo:rsid="0015e47a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weight="bold" officeooo:rsid="00199d73" style:font-weight-asian="bold" style:font-weight-complex="bold"/>
    </style:style>
    <style:style style:name="T29" style:family="text">
      <style:text-properties fo:font-weight="bold" officeooo:rsid="00275da7" style:font-weight-asian="bold" style:font-weight-complex="bold"/>
    </style:style>
    <style:style style:name="T30" style:family="text">
      <style:text-properties fo:font-weight="bold" officeooo:rsid="0027e7ae" style:font-weight-asian="bold" style:font-weight-complex="bold"/>
    </style:style>
    <style:style style:name="T31" style:family="text">
      <style:text-properties fo:font-weight="bold" officeooo:rsid="00370410" style:font-weight-asian="bold" style:font-weight-complex="bold"/>
    </style:style>
    <style:style style:name="T32" style:family="text">
      <style:text-properties officeooo:rsid="001d01fa"/>
    </style:style>
    <style:style style:name="T33" style:family="text">
      <style:text-properties officeooo:rsid="001effa8"/>
    </style:style>
    <style:style style:name="T34" style:family="text">
      <style:text-properties officeooo:rsid="002136dd"/>
    </style:style>
    <style:style style:name="T35" style:family="text">
      <style:text-properties officeooo:rsid="0022d739"/>
    </style:style>
    <style:style style:name="T36" style:family="text">
      <style:text-properties officeooo:rsid="0023229d"/>
    </style:style>
    <style:style style:name="T37" style:family="text">
      <style:text-properties officeooo:rsid="0025a101"/>
    </style:style>
    <style:style style:name="T38" style:family="text">
      <style:text-properties officeooo:rsid="0026607f"/>
    </style:style>
    <style:style style:name="T39" style:family="text">
      <style:text-properties officeooo:rsid="0026f266"/>
    </style:style>
    <style:style style:name="T40" style:family="text">
      <style:text-properties officeooo:rsid="00272e1b"/>
    </style:style>
    <style:style style:name="T41" style:family="text">
      <style:text-properties fo:font-weight="normal" officeooo:rsid="00199d73" style:font-weight-asian="normal" style:font-weight-complex="normal"/>
    </style:style>
    <style:style style:name="T42" style:family="text">
      <style:text-properties fo:font-weight="normal" officeooo:rsid="00275da7" style:font-weight-asian="normal" style:font-weight-complex="normal"/>
    </style:style>
    <style:style style:name="T43" style:family="text">
      <style:text-properties fo:font-weight="normal" officeooo:rsid="00283efa" style:font-weight-asian="normal" style:font-weight-complex="normal"/>
    </style:style>
    <style:style style:name="T44" style:family="text">
      <style:text-properties fo:font-weight="normal" officeooo:rsid="0027e7ae" style:font-weight-asian="normal" style:font-weight-complex="normal"/>
    </style:style>
    <style:style style:name="T45" style:family="text">
      <style:text-properties officeooo:rsid="002b97e9"/>
    </style:style>
    <style:style style:name="T46" style:family="text">
      <style:text-properties officeooo:rsid="002cc38d"/>
    </style:style>
    <style:style style:name="T47" style:family="text">
      <style:text-properties officeooo:rsid="00324d14"/>
    </style:style>
    <style:style style:name="T48" style:family="text">
      <style:text-properties officeooo:rsid="0033a754"/>
    </style:style>
    <style:style style:name="T49" style:family="text">
      <style:text-properties officeooo:rsid="0035321d"/>
    </style:style>
    <style:style style:name="T50" style:family="text">
      <style:text-properties officeooo:rsid="00370410"/>
    </style:style>
    <style:style style:name="T51" style:family="text">
      <style:text-properties officeooo:rsid="00379e72"/>
    </style:style>
    <style:style style:name="T52" style:family="text">
      <style:text-properties officeooo:rsid="00385e1f"/>
    </style:style>
    <style:style style:name="T53" style:family="text">
      <style:text-properties officeooo:rsid="003dcd53"/>
    </style:style>
    <style:style style:name="T54" style:family="text">
      <style:text-properties officeooo:rsid="004135dd"/>
    </style:style>
    <style:style style:name="T55" style:family="text">
      <style:text-properties officeooo:rsid="00432bdf"/>
    </style:style>
    <style:style style:name="T56" style:family="text">
      <style:text-properties officeooo:rsid="0045103d"/>
    </style:style>
    <style:style style:name="T57" style:family="text">
      <style:text-properties officeooo:rsid="004631f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<text:title>OpenSource 2017 KVÍZ</text:title></text:p>
      <text:p text:style-name="P30">Néhol több helyes válasz is lehetséges!</text:p>
      <text:list xml:id="list2767975573" text:style-name="Kérdések_20_száma">
        <text:list-item>
          <text:p text:style-name="Kérdések"><text:span text:style-name="T38">Mikor megbízható</text:span> egy https kapcsolat?</text:p>
        </text:list-item>
      </text:list>
      <text:p text:style-name="P19">□ mindig<text:line-break/>□ sosem<text:line-break/>□ ha a tanúsítvány<text:span text:style-name="T50">t</text:span> megbízható szervezet írta alá<text:line-break/>□ ha a tanúsítvány nem járt le</text:p>
      <text:list xml:id="list125515811421642" text:continue-numbering="true" text:style-name="Kérdések_20_száma">
        <text:list-item>
          <text:p text:style-name="Kérdések">Melyik OpenStreetMap alapú szoftverrel érhető el akár országos lefedettségű offline, mobilos navigáció?</text:p>
        </text:list-item>
      </text:list>
      <text:p text:style-name="P19">□ OsmAnd<text:tab/>□ MAPS.ME<text:tab/>□ Google Maps<text:tab/>□ Here Maps</text:p>
      <text:list xml:id="list125516223879253" text:continue-numbering="true" text:style-name="Kérdések_20_száma">
        <text:list-item>
          <text:p text:style-name="Kérdések">Melyik a Fedora Project négy alapelve?</text:p>
        </text:list-item>
      </text:list>
      <text:p text:style-name="P18">□ <text:span text:style-name="T32">Csatlakozz, Tervezz, Programozz, Oszd meg<text:line-break/>□ Használd, Fejleszd, Fordítsd, Csomagold<text:line-break/>□ Ingyenesség, Könnyedség, Szárnyalás, Együtt<text:line-break/>□ Szabadság, Barátok, Képességek, Elsőként</text:span></text:p>
      <text:list xml:id="list125516691938286" text:continue-numbering="true" text:style-name="Kérdések_20_száma">
        <text:list-item>
          <text:p text:style-name="Kérdések">Ki férhet hozzá a felhőben (<text:span text:style-name="T21">G</text:span>oogle, <text:span text:style-name="T21">F</text:span>acebook, ...) tárolt adat<text:span text:style-name="T54">aidhoz</text:span>?</text:p>
        </text:list-item>
      </text:list>
      <text:p text:style-name="P15"><text:span text:style-name="T7">□ </text:span><text:span text:style-name="T5">én<text:tab/></text:span><text:span text:style-name="T7">□ </text:span><text:span text:style-name="T5">akinek engedélyt adtam<text:line-break/></text:span><text:span text:style-name="T7">□ </text:span><text:span text:style-name="T5">a felhő szolgáltató<text:tab/></text:span><text:span text:style-name="T7">□ </text:span><text:span text:style-name="T5">bárki akinek a felhő szolgáltató az adatokat kiadja</text:span></text:p>
      <text:list xml:id="list125515990318128" text:continue-numbering="true" text:style-name="Kérdések_20_száma">
        <text:list-item>
          <text:p text:style-name="P32">Mi a<text:span text:style-name="T51">z emblémája</text:span> a Linuxnak?</text:p>
        </text:list-item>
      </text:list>
      <text:p text:style-name="P7">□ egér<text:tab/>□ pingvin<text:tab/>□ gepárd<text:tab/>□ <text:span text:style-name="T52">róka</text:span></text:p>
      <text:list xml:id="list125516729552837" text:continue-numbering="true" text:style-name="Kérdések_20_száma">
        <text:list-item>
          <text:p text:style-name="P41">Milyen tulajdonsággal rendelkeznek a szabad szoftverek?</text:p>
        </text:list-item>
      </text:list>
      <text:p text:style-name="Lehetőségek">□ Tetszőleges célra történő szabad felhasználás.<text:line-break/>□ A szabad tanulmányozhatóság és igény szerinti módosíthatóság, aminek előfeltétele a forráskódhoz való hozzáférhetőség.<text:line-break/>□ A másolatok szabad terjeszthetősége, segítve ezzel ismerőseinket.<text:line-break/>□ A szabad továbbfejleszthetőség, és az eredmény szabad közzététele a közösség javára.</text:p>
      <text:list xml:id="list125516623653182" text:continue-numbering="true" text:style-name="Kérdések_20_száma">
        <text:list-item>
          <text:p text:style-name="P45">Többek között melyik szoftverekkel szerkeszthető az OpenStreetMap térképe?</text:p>
        </text:list-item>
      </text:list>
      <text:p text:style-name="P18">□ JOSM – Java OpenStreetMap Editor<text:tab/><text:tab/>□ OsmAnd<text:line-break/>□ Maps.me<text:tab/><text:tab/><text:tab/>□ <text:span text:style-name="T32">i</text:span>D Editor</text:p>
      <text:list xml:id="list125516911734514" text:continue-numbering="true" text:style-name="Kérdések_20_száma">
        <text:list-item>
          <text:p text:style-name="P46"><text:span text:style-name="T33">A Fedora, a Linux Mint, az Ubuntu </text:span>operációs rendszer:</text:p>
        </text:list-item>
      </text:list>
      <text:p text:style-name="P16"><text:span text:style-name="T7">□ </text:span><text:span text:style-name="T16">i</text:span><text:span text:style-name="T7">ngyenesen letölthető és használható, a frissítések is ingyenesek.<text:line-break/>□ </text:span><text:span text:style-name="T16">f</text:span><text:span text:style-name="T7">izetés ellenében letölthető és használható, a frissítések viszont ingyenesek.<text:line-break/>□ </text:span><text:span text:style-name="T16">f</text:span><text:span text:style-name="T7">izetés ellenében letölthető és használhat</text:span>ó, és a frissítésekért is fizetni kell.</text:p>
      <text:list xml:id="list125516752221627" text:continue-numbering="true" text:style-name="Kérdések_20_száma">
        <text:list-item>
          <text:p text:style-name="P47">Kik szerkeszthetik a Wikipédia enciklopédi<text:span text:style-name="T47">át és az OpenStreetMap térképet?</text:span></text:p>
        </text:list-item>
      </text:list>
      <text:p text:style-name="P20">□ <text:span text:style-name="T34">Bárki</text:span><text:tab/>□ <text:span text:style-name="T34">Bárki, aki regisztrált<text:tab/></text:span>□ <text:span text:style-name="T34">Csak miniszteri engedéllyel</text:span></text:p>
      <text:list xml:id="list125517039542299" text:continue-numbering="true" text:style-name="Kérdések_20_száma">
        <text:list-item>
          <text:p text:style-name="P42"><text:soft-page-break/>Mi a helyes eljárás, ha a Moz<text:span text:style-name="T23">i</text:span>lla, a LibreOffice, az Ubuntu vagy más nyílt forráskódú termékben hibát találok?</text:p>
        </text:list-item>
      </text:list>
      <text:p text:style-name="P13"><text:span text:style-name="T6">□ Megpróbálok kapcsolatba lépni a maffiával, ők úgyis mindent el tudnak intézni<text:line-break/>□ A </text:span><text:a xlink:type="simple" xlink:href="http://bug.openscope.org/" text:style-name="Internet_20_link" text:visited-style-name="Visited_20_Internet_20_Link"><text:span text:style-name="T6">http://bug.openscope.org/</text:span></text:a><text:span text:style-name="T6"> webhelyen megpróbálom megkeresni a hibát. Ha nem találom meg, akkor részletesen leírom, hogyan sikerült előidézni a problémát és – szükség esetén – megadom a hibát okozó dokumentumot vagy weboldalt.<text:line-break/>□ Szörnyű haragomban DVD-lemez áldozatot mutatok be teliholdkor és „Mozilla könyve” még nem publikus fejezeteiből idézeteket olvasok fel.</text:span></text:p>
      <text:list xml:id="list125516770951112" text:continue-numbering="true" text:style-name="Kérdések_20_száma">
        <text:list-item>
          <text:p text:style-name="P33">Tudsz-e Windows 10 alatt linux-<text:span text:style-name="T37">os</text:span> programokat futtatni?</text:p>
        </text:list-item>
      </text:list>
      <text:p text:style-name="P6">□ Virtuális gépben<text:tab/>□ <text:span text:style-name="T53">H</text:span>a van <text:span text:style-name="T53">w</text:span>indowsos változata<text:span text:style-name="T34"><text:tab/></text:span>□ W.I.N.E. alatt<text:line-break/>□ Szinte mindegyiket<text:tab/><text:span text:style-name="T55">lehet<text:tab/><text:tab/></text:span>□ Nem lehet futtatni</text:p>
      <text:list xml:id="list125516179129098" text:continue-numbering="true" text:style-name="Kérdések_20_száma">
        <text:list-item>
          <text:p text:style-name="P31">Ki férhet hozzá a titkosított csatornán (smtps/starttls) küldött levelekhez?</text:p>
        </text:list-item>
      </text:list>
      <text:p text:style-name="P17"><text:span text:style-name="T7">□ </text:span><text:span text:style-name="T22">a címzett</text:span><text:span text:style-name="T7"><text:line-break/>□</text:span><text:span text:style-name="T8"> a címzett levelező szolgáltatójának rendszergazdája</text:span><text:span text:style-name="T7"><text:line-break/>□ </text:span><text:span text:style-name="T8">az összes –</text:span><text:span text:style-name="T9"> </text:span><text:span text:style-name="T8">a továbbításban részt vevő –</text:span><text:span text:style-name="T9"> </text:span><text:span text:style-name="T8">levelező szerve</text:span><text:span text:style-name="T15">r</text:span><text:span text:style-name="T8"> rendszergazdája<text:line-break/>□ </text:span><text:span text:style-name="T9">bárki</text:span></text:p>
      <text:list xml:id="list125517084404534" text:continue-numbering="true" text:style-name="Kérdések_20_száma">
        <text:list-item>
          <text:p text:style-name="P48"><text:span text:style-name="T7">Hány hetente jelenik meg új </text:span><text:span text:style-name="T17">fő</text:span><text:span text:style-name="T7">verzió a Firefox </text:span><text:span text:style-name="T19">internet </text:span><text:span text:style-name="T18">böngészőből</text:span><text:span text:style-name="T7">? </text:span></text:p>
        </text:list-item>
      </text:list>
      <text:p text:style-name="P22">□ 3<text:tab/>□ 6<text:tab/>□ 43</text:p>
      <text:list xml:id="list125516243008086" text:continue-numbering="true" text:style-name="Kérdések_20_száma">
        <text:list-item>
          <text:p text:style-name="P34">Mi a W.I.N.E. szó jelentése ?</text:p>
        </text:list-item>
      </text:list>
      <text:p text:style-name="P8"><text:span text:style-name="T22">□ </text:span>Windows Interactive Natural <text:s/>Engine<text:tab/><text:span text:style-name="T22">□ </text:span>Wine Is Not Emulator<text:line-break/><text:span text:style-name="T22">□ </text:span>Wicked Installer Not Effective<text:tab/><text:span text:style-name="T22">□ B.O.R.</text:span></text:p>
      <text:list xml:id="list125515410736264" text:continue-numbering="true" text:style-name="Kérdések_20_száma">
        <text:list-item>
          <text:p text:style-name="P35">Milyen módon lehet részt venni a szabad szoftverekkel és -tartalommal kapcsolatos tevékenységekben?</text:p>
        </text:list-item>
      </text:list>
      <text:p text:style-name="P11">□ Programozással<text:tab/>□ Fordítással<text:tab/>□ Teszteléssel<text:tab/>□ Cikk írással<text:line-break/>□ POI-k felvételével<text:tab/>□ Előadásokkal<text:tab/>□ Ismerősök számára bemutatókkal<text:line-break/>□ Helyszíni önkéntes munkával<text:tab/>□ Közösségi oldalra kihelyezett tartalommal<text:line-break/>□ Fórumos segítségnyújtással<text:tab/>□ Dokumentáció írással<text:line-break/>□ Térképszerkesztéssel<text:tab/>□ Bármi egyéb jó ötlettel</text:p>
      <text:list xml:id="list125516417282819" text:continue-numbering="true" text:style-name="Kérdések_20_száma">
        <text:list-item>
          <text:p text:style-name="P46">Mi a méltányos kereskedelem- fair trade?</text:p>
        </text:list-item>
      </text:list>
      <text:p text:style-name="P3">□ Az a kereskedelmi kapcsolat, amely párbeszéden, tiszteleten alapul, átlátható és nagyobb egyenlőségre törekszik<text:line-break/>□ Max Havelaar utópisztikus regénye a XXII. század gyarmati rendszeréről<text:line-break/>□ Társasjáték tőzsdecápáknak</text:p>
      <text:list xml:id="list125516637823853" text:continue-numbering="true" text:style-name="Kérdések_20_száma">
        <text:list-item>
          <text:p text:style-name="P40">Milyen platformra vagy platformokra érhető el a Firefox mobil verziója?</text:p>
        </text:list-item>
      </text:list>
      <text:p text:style-name="P9">□ Symbian<text:tab/>□ Bada<text:tab/>□ Android<text:tab/>□ iOS</text:p>
      <text:list xml:id="list125516813990001" text:continue-numbering="true" text:style-name="Kérdések_20_száma">
        <text:list-item>
          <text:p text:style-name="P46">A dokumentumszabadság fontos, mert … </text:p>
        </text:list-item>
      </text:list>
      <text:p text:style-name="P16">□ Mindenki szabadon hozhat létre, küldhet, menthet el elektronikus dokumentumokat anélkül, hogy egy adott cég saját tulajdonú szoftverjét kellene használnia.<text:line-break/>□ Egy szabad világban a dokumentumokat is megilleti a szabadság.<text:line-break/>□ Így több vicces prezentációt kaphatok barátaimtól, munkatársaimtól.</text:p>
      <text:list xml:id="list125515672891108" text:continue-numbering="true" text:style-name="Kérdések_20_száma">
        <text:list-item>
          <text:p text:style-name="P43"><text:soft-page-break/>Hogyan lehet titkosítani egy elküldendő e-mailt?</text:p>
        </text:list-item>
      </text:list>
      <text:p text:style-name="P4">□ <text:span text:style-name="T25">Felesleges titkosítani a leveleket csak a küldő és csak a fogadó láthatja.</text:span><text:line-break/>□ <text:span text:style-name="T25">GnuPG segítségével (akár a Thunderbird levelező és az Enigmail kiterjesztéssel) egyszerűen titkosíthatunk.</text:span><text:line-break/>□ <text:span text:style-name="T26">A magánhangzókat soha ne írjuk bele a levélbe.</text:span></text:p>
      <text:list xml:id="list125516374030080" text:continue-numbering="true" text:style-name="Kérdések_20_száma">
        <text:list-item>
          <text:p text:style-name="P44">Válassz erős jelszót! Mely<text:span text:style-name="T46">ikeket</text:span> választaná<text:span text:style-name="T57">d</text:span> ezekbő<text:span text:style-name="T45">l?</text:span></text:p>
        </text:list-item>
      </text:list>
      <text:p text:style-name="P14"><text:span text:style-name="T6">□ </text:span><text:span text:style-name="T20">Peter-13<text:tab/></text:span><text:span text:style-name="T6">□ </text:span><text:span text:style-name="T20">123456<text:tab/></text:span><text:span text:style-name="T6">□ </text:span><text:span text:style-name="T20">test123<text:tab/>□ 8475_VzEs@Jt</text:span></text:p>
      <text:list xml:id="list125515510166729" text:continue-numbering="true" text:style-name="Kérdések_20_száma">
        <text:list-item>
          <text:p text:style-name="P36"><text:span text:style-name="T36">Melyik Creative Commons licenc segítségével tudod az alkotásaidat szabadon terjeszteni</text:span>?</text:p>
        </text:list-item>
      </text:list>
      <text:p text:style-name="P5">□ <text:span text:style-name="T36">CC-BY</text:span><text:tab/>□ <text:span text:style-name="T36">CC-BY-NC</text:span><text:tab/>□ <text:span text:style-name="T36">CC-BY-ND<text:line-break/>□ CC-BY-NC-ND<text:tab/>□ CC-BY-SA<text:tab/>□ CC-BY-SA-NC</text:span></text:p>
      <text:list xml:id="list125517435902942" text:continue-numbering="true" text:style-name="Kérdések_20_száma">
        <text:list-item>
          <text:p text:style-name="P37">Mi az a Live CD?</text:p>
        </text:list-item>
      </text:list>
      <text:p text:style-name="P12">□ CD-meghajtó javító CD, amely kitisztítja és új életet lehel a meghajtóba.<text:line-break/><text:span text:style-name="T56">□ A Magyar Hangfelvétel-kiadók Szövetsége válogatás CD-je az idén felvett koncertekről.<text:line-break/>□ A Linux telepítő CD-je, ahol telepítés előtt ki lehet próbálni a rendszert. Pendrive-ra írva is telepíthető, de akár napi használatra is alkalmas.</text:span></text:p>
      <text:list xml:id="list125516659946476" text:continue-numbering="true" text:style-name="Kérdések_20_száma">
        <text:list-item>
          <text:p text:style-name="P38"><text:span text:style-name="T35">Nagyjából h</text:span>ány gigabájt az OpenStreetMap világméretű térképi adatbázisa?</text:p>
        </text:list-item>
      </text:list>
      <text:p text:style-name="P12">□ <text:span text:style-name="T34">15</text:span><text:tab/>□ <text:span text:style-name="T56">58</text:span><text:tab/>□ <text:span text:style-name="T34">206<text:tab/>□ 404</text:span></text:p>
      <text:list xml:id="list125516672443317" text:continue-numbering="true" text:style-name="Kérdések_20_száma">
        <text:list-item>
          <text:p text:style-name="P39">Mi az OpenBadges?</text:p>
        </text:list-item>
      </text:list>
      <text:p text:style-name="P21"><text:span text:style-name="T10">□ </text:span><text:span text:style-name="T12">Digitális jelvény a tudás elismerésére</text:span><text:span text:style-name="T11"><text:tab/></text:span><text:span text:style-name="T10">□ </text:span><text:span text:style-name="T12">Szórakozóhely a Városligetben<text:line-break/></text:span><text:span text:style-name="T10">□ </text:span><text:span text:style-name="T13">Bee Gees emlékzenekar</text:span><text:span text:style-name="T11"><text:tab/></text:span><text:span text:style-name="T10">□ </text:span><text:span text:style-name="T14">Egy rakéta platform a NASA-nál</text:span></text:p>
      <text:list xml:id="list125515875580387" text:continue-numbering="true" text:style-name="Kérdések_20_száma">
        <text:list-item>
          <text:p text:style-name="P35">Ezek közül melyek szabad szoftverek?</text:p>
        </text:list-item>
      </text:list>
      <text:p text:style-name="P10">□ VLC<text:tab/>□ Microsoft Office<text:tab/>□ Firefox<text:tab/>□ Autodesk AutoCAD<text:line-break/>□ FreeCAD<text:tab/>□ Photoshop<text:tab/>□ LibreOffice<text:tab/>□ Google Chrome<text:line-break/>□ GIMP<text:tab/>□ Deezer<text:tab/>□ OpenShot<text:tab/>□ Simutrans<text:line-break/>□ Thunderbird<text:tab/>□ Call of Duty<text:tab/>□ DarkTable<text:tab/>□ μTorrent<text:line-break/>□ QGIS<text:tab/>□ Google Docs<text:tab/>□ Transmission<text:tab/>□ Total Commander<text:line-break/>□ Facebook<text:tab/>□ OpenWRT<text:tab/>□ Spotify<text:tab/>□ Double Commander<text:line-break/>□ Microsoft Windows<text:tab/>□ Unvanquished<text:tab/>□ WinRAR<text:tab/>□ Mixxx</text:p>
      <text:p text:style-name="P24"><text:span text:style-name="T41">□ </text:span><text:span text:style-name="T42">Igen, </text:span><text:span text:style-name="T29">sz</text:span><text:span text:style-name="T28">eretnék kérni e-mailben több információt és hasznos linkeket</text:span><text:span text:style-name="T41"> arról, hogy miképpen vehetek részt a szabad szoftverek fejlesztésében, tesztelésében, dokumentálásában, népszerűsítésében! </text:span><text:span text:style-name="T43">Ne felejtsd el megadni az email-címedet.</text:span><text:span text:style-name="T28"><text:line-break/></text:span><text:span text:style-name="T41">□ </text:span><text:span text:style-name="T44">Kérek egy </text:span><text:span text:style-name="T30">digitális jelvényt a </text:span><text:span text:style-name="T31">kvíz</text:span><text:span text:style-name="T30"> kitöltéséért</text:span><text:span text:style-name="T44">!</text:span></text:p>
      <text:p text:style-name="P23"/>
      <text:p text:style-name="P29"><text:span text:style-name="T27">Név:</text:span><text:tab/><text:tab/></text:p>
      <text:p text:style-name="P27"/>
      <text:p text:style-name="P27"><text:span text:style-name="T27">E-mail cím:</text:span><text:tab/><text:tab/></text:p>
      <text:p text:style-name="P28"/>
      <text:p text:style-name="P25">Honnan hallottál a szabad szoftverekről: <text:tab/></text:p>
      <text:p text:style-name="P25">Mióta használsz Firefoxot <text:span text:style-name="T48">és Thunderbirdöt</text:span>: <text:tab/> <text:span text:style-name="T49">éve</text:span></text:p>
      <text:p text:style-name="P25">Mióta használsz <text:span text:style-name="T48">valamilyen Linuxot</text:span>: <text:tab/> <text:span text:style-name="T49">éve</text:span></text:p>
      <text:p text:style-name="P26">Mióta használsz <text:span text:style-name="T26">LibreOffice-ot: <text:tab/> éve</text:span></text:p>
      <text:list xml:id="list125517042462943" text:continue-numbering="true" text:style-name="Kérdések_20_száma">
        <text:list-item>
          <text:p text:style-name="P50">Mi a véleményed a Firefoxról és a Firefox androidos verziójáról?</text:p>
        </text:list-item>
      </text:list>
      <text:p text:style-name="Lehetőségek"><text:line-break/><text:line-break/></text:p>
      <text:list xml:id="list125515509963873" text:continue-numbering="true" text:style-name="Kérdések_20_száma">
        <text:list-item>
          <text:p text:style-name="Kérdések"><text:span text:style-name="T39">Szívesen részt vennél a </text:span>Mozilla, <text:span text:style-name="T39">Wikipédia, az OpenStreetMap, a Linux Mint, a Fedora projektekben? Ha igen, akkor melyikekben?</text:span></text:p>
        </text:list-item>
      </text:list>
      <text:p text:style-name="Lehetőségek"><text:line-break/><text:line-break/></text:p>
      <text:list xml:id="list125516462893132" text:continue-numbering="true" text:style-name="Kérdések_20_száma">
        <text:list-item>
          <text:p text:style-name="Kérdések">Milyen Mozilla termékeket és szolgáltatásokat használsz?</text:p>
        </text:list-item>
      </text:list>
      <text:p text:style-name="Lehetőségek"><text:line-break/><text:line-break/><text:line-break/></text:p>
      <text:list xml:id="list125516108187525" text:continue-numbering="true" text:style-name="Kérdések_20_száma">
        <text:list-item>
          <text:p text:style-name="Kérdések">Honnan informálódsz a <text:span text:style-name="T40">szabad szoftverekkel, szabad tartalomról</text:span> kapcsolatos hírekről?</text:p>
        </text:list-item>
      </text:list>
      <text:p text:style-name="P2"><text:line-break/><text:line-break/><text:line-break/></text:p>
      <text:list xml:id="list125516249874305" text:continue-numbering="true" text:style-name="Kérdések_20_száma">
        <text:list-item>
          <text:p text:style-name="P49">Ide rajzolhatsz valamit, ami a <text:span text:style-name="T24">szabad szoftverekkel</text:span> kapcsolatos ;o) :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nux Libertine G" svg:font-family="'Linux Libertine G'"/>
    <style:font-face style:name="Lohit Hindi1" svg:font-family="'Lohit Hindi'"/>
    <style:font-face style:name="OpenSymbol" svg:font-family="OpenSymbol"/>
    <style:font-face style:name="Times New Roman1" svg:font-family="'Times New Roman'" style:font-family-generic="roman"/>
    <style:font-face style:name="Linux Libertine G1" svg:font-family="'Linux Libertine G'" style:font-pitch="variable"/>
    <style:font-face style:name="Magyar Linux Libertine G" svg:font-family="'Magyar Linux Libertine G'" style:font-adornments="Általáno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adornments="Book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Általános" style:font-family-generic="swiss" style:font-pitch="variable"/>
    <style:font-face style:name="AR PL UMing HK" svg:font-family="'AR PL UMing H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hu" fo:country="HU" style:letter-kerning="true" style:font-name-asian="AR PL UMing H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hu" fo:country="HU" style:letter-kerning="true" style:font-name-asian="AR PL UMing H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/>
      <style:text-properties style:font-name="Magyar Linux Libertine G" fo:font-family="'Magyar Linux Libertine G'" style:font-style-name="Általános" style:font-pitch="variable" style:font-size-asian="10.5pt" style:font-weight-asian="normal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R PL UMing HK" style:font-family-asian="'AR PL UMing H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Lehetőségek" style:family="paragraph" style:parent-style-name="Standard" style:next-style-name="Kérdések" style:class="text" style:master-page-name="">
      <style:paragraph-properties fo:margin-left="2cm" fo:margin-right="0cm" fo:margin-top="0.101cm" fo:margin-bottom="0.199cm" loext:contextual-spacing="false" fo:text-indent="0cm" style:auto-text-indent="false" style:page-number="auto" style:writing-mode="page">
        <style:tab-stops>
          <style:tab-stop style:position="4.001cm"/>
          <style:tab-stop style:position="7.999cm"/>
          <style:tab-stop style:position="12cm"/>
        </style:tab-stops>
      </style:paragraph-properties>
      <style:text-properties style:font-name="Liberation Sans" fo:font-family="'Liberation Sans'" style:font-style-name="Általános" style:font-family-generic="swiss" style:font-pitch="variable" style:font-size-asian="10.5pt"/>
    </style:style>
    <style:style style:name="Kérdések" style:family="paragraph" style:parent-style-name="Standard" style:next-style-name="Lehetőségek" style:list-style-name="Kérdések_20_száma" style:master-page-name="">
      <style:paragraph-properties fo:margin-top="0.15cm" fo:margin-bottom="0cm" loext:contextual-spacing="false" fo:text-align="justify" style:justify-single-word="false" fo:keep-together="always" style:page-number="auto" fo:padding="0.101cm" fo:border-left="0.99pt solid #000000" fo:border-right="none" fo:border-top="none" fo:border-bottom="none" style:shadow="none" fo:keep-with-next="always" style:writing-mode="page">
        <style:tab-stops/>
      </style:paragraph-properties>
      <style:text-properties fo:font-variant="small-caps" style:font-name="DejaVu Sans" fo:font-family="'DejaVu Sans'" style:font-style-name="Book" style:font-family-generic="swiss" style:font-pitch="variable" style:font-size-asian="10.5pt" style:font-weight-asian="normal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ulátoros" style:family="paragraph" style:parent-style-name="Standard">
      <style:paragraph-properties>
        <style:tab-stops>
          <style:tab-stop style:position="3cm"/>
          <style:tab-stop style:position="17cm" style:leader-style="dotted" style:leader-text="."/>
        </style:tab-stops>
      </style:paragraph-properties>
      <style:text-properties style:font-size-asian="10.5pt" style:font-weight-asian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Zeichenformat" style:family="tex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 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format="" text:start-value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format="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number text:level="4" text:style-name="Numbering_20_Symbols" style:num-format="" text:start-value="4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</text:list-level-style-number>
      <text:list-level-style-number text:level="5" text:style-name="Numbering_20_Symbols" style:num-format="" text:start-value="5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</text:list-level-style-number>
      <text:list-level-style-number text:level="6" text:style-name="Numbering_20_Symbols" style:num-format="" text:start-value="6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</text:list-level-style-number>
      <text:list-level-style-number text:level="7" text:style-name="Numbering_20_Symbols" style:num-format="" text:start-value="7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</text:list-level-style-number>
      <text:list-level-style-number text:level="8" text:style-name="Numbering_20_Symbols" style:num-format="" text:start-value="8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</text:list-level-style-number>
      <text:list-level-style-number text:level="9" text:style-name="Numbering_20_Symbols" style:num-format="" text:start-value="9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</text:list-level-style-number>
      <text:list-level-style-number text:level="10" text:style-name="Numbering_20_Symbols" style:num-format="" text:start-value="10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WW8Num2" text:consecutive-numbering="true">
      <text:list-level-style-number text:level="1" text:style-name="Zeichenformat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Kérdések_20_száma" style:display-name="Kérdések száma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space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>
        <style:tab-stops>
          <style:tab-stop style:position="8.5cm" style:type="center"/>
          <style:tab-stop style:position="19.032cm" style:type="right"/>
        </style:tab-stops>
      </style:paragraph-properties>
    </style:style>
    <style:style style:name="MT1" style:family="text">
      <style:text-properties style:text-underline-style="none"/>
    </style:style>
    <style:style style:name="MT2" style:family="text">
      <style:text-properties style:text-underline-style="none" officeooo:rsid="0045103d"/>
    </style:style>
    <style:style style:name="MT3" style:family="text">
      <style:text-properties style:text-underline-style="none" officeooo:rsid="0031bad1"/>
    </style:style>
    <style:style style:name="MT4" style:family="text">
      <style:text-properties style:text-underline-style="none" officeooo:rsid="0054a1a2"/>
    </style:style>
    <style:page-layout style:name="Mpm1">
      <style:page-layout-properties fo:page-width="21.001cm" fo:page-height="29.7cm" style:num-format="1" style:print-orientation="portrait" fo:margin-top="0.7cm" fo:margin-bottom="1cm" fo:margin-left="1cm" fo:margin-right="1cm" fo:background-color="transparent" style:writing-mode="lr-tb" draw:fill="none" draw:fill-color="#99ccf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title>OpenSource 2017 KVÍZ</text:title><text:span text:style-name="MT1"><text:tab/><text:tab/></text:span><text:span text:style-name="MT2">3</text:span><text:span text:style-name="MT3">.</text:span><text:span text:style-name="MT4">3</text:span></text:p>
      </style:header>
      <style:footer>
        <text:p text:style-name="Footer"><text:tab/>[ <text:page-number text:select-page="current">4</text:page-number> | <text:page-count>4</text:page-count> ]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ami </meta:initial-creator>
    <meta:creation-date>2011-03-26T15:13:16</meta:creation-date>
    <dc:date>2017-07-19T12:55:15.066617017</dc:date>
    <meta:editing-duration>PT11H8M39S</meta:editing-duration>
    <meta:editing-cycles>246</meta:editing-cycles>
    <meta:generator>LibreOffice/5.3.4.2$Linux_X86_64 LibreOffice_project/30m0$Build-2</meta:generator>
    <dc:title>OpenSource 2017 KVÍZ</dc:title>
    <meta:printed-by>kami </meta:printed-by>
    <meta:print-date>2011-07-13T12:19:27</meta:print-date>
    <meta:document-statistic meta:table-count="0" meta:image-count="0" meta:object-count="0" meta:page-count="4" meta:paragraph-count="70" meta:word-count="956" meta:character-count="6467" meta:non-whitespace-character-count="5571"/>
  </office:meta>
</office:document-meta>
</file>